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cc0ac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cc0ac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cc0ac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cc0ac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cc0ac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cc0ac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cc0ac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cc0ac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cc0ac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cc0ac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cc0ac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cc0ac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cc0ac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cc0ac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cc0ac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cc0ac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cc0ac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Deximar Nicolle Torrivilla Bause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4/7/2011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39945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1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Jose Domingo Torrivilla Vaquer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8825472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05.39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7" meta:character-count="1173" meta:non-whitespace-character-count="1006"/>
    <meta:template xlink:type="simple" xlink:actuate="onRequest" xlink:title="Normal" xlink:href=""/>
  </office:meta>
</office:document-meta>
</file>